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e58" officeooo:paragraph-rsid="000efe58"/>
    </style:style>
    <style:style style:name="P2" style:family="paragraph" style:parent-style-name="Standard">
      <style:text-properties officeooo:rsid="000efe58" officeooo:paragraph-rsid="000ef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Scanner;</text:p>
      <text:p text:style-name="P1"/>
      <text:p text:style-name="P1">public class Main {</text:p>
      <text:p text:style-name="P1"><text:s text:c="4"/>public static void main(String[] args) {</text:p>
      <text:p text:style-name="P1"><text:s text:c="8"/>int[] patientCount = new int[10]; // Declare an array to store patient counts for 10 days.</text:p>
      <text:p text:style-name="P1"/>
      <text:p text:style-name="P1"><text:s text:c="8"/>// 2. Write a Java method to store the above data in the array.</text:p>
      <text:p text:style-name="P1"><text:s text:c="8"/>storeData(patientCount);</text:p>
      <text:p text:style-name="P1"/>
      <text:p text:style-name="P1"><text:s text:c="8"/>// Print the patient counts for the first ten days of January.</text:p>
      <text:p text:style-name="P1"><text:s text:c="8"/>System.out.println("Patient counts for the first ten days of January:");</text:p>
      <text:p text:style-name="P1"><text:s text:c="8"/>for (int i = 0; i &lt; 10; i++) {</text:p>
      <text:p text:style-name="P1"><text:s text:c="12"/>System.out.println("Day " + (i + 1) + ": " + patientCount[i]);</text:p>
      <text:p text:style-name="P1"><text:s text:c="8"/>}</text:p>
      <text:p text:style-name="P1"><text:s text:c="4"/>}</text:p>
      <text:p text:style-name="P1"/>
      <text:p text:style-name="P1"><text:s text:c="4"/>// Method to store the data in the array using Scanner for input.</text:p>
      <text:p text:style-name="P1"><text:s text:c="4"/>public static void storeData(int[] patientCount) {</text:p>
      <text:p text:style-name="P1"><text:s text:c="8"/>Scanner scanner = new Scanner(System.in);</text:p>
      <text:p text:style-name="P1"><text:s text:c="8"/>System.out.println("Enter the patient counts for the first ten days of January:");</text:p>
      <text:p text:style-name="P1"/>
      <text:p text:style-name="P1"><text:s text:c="8"/>for (int i = 0; i &lt; 10; i++) {</text:p>
      <text:p text:style-name="P1"><text:s text:c="12"/>System.out.print("Day " + (i + 1) + ": ");</text:p>
      <text:p text:style-name="P1"><text:s text:c="12"/>patientCount[i] = scanner.nextInt();</text:p>
      <text:p text:style-name="P1"><text:s text:c="8"/>}</text:p>
      <text:p text:style-name="P1"><text:s text:c="4"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32:33.004005852</meta:creation-date>
    <meta:editing-duration>PT1M17S</meta:editing-duration>
    <meta:editing-cycles>2</meta:editing-cycles>
    <meta:generator>LibreOffice/7.3.7.2$Linux_X86_64 LibreOffice_project/30$Build-2</meta:generator>
    <dc:date>2023-11-04T16:33:42.974057977</dc:date>
    <meta:document-statistic meta:table-count="0" meta:image-count="0" meta:object-count="0" meta:page-count="1" meta:paragraph-count="22" meta:word-count="147" meta:character-count="982" meta:non-whitespace-character-count="713"/>
  </office:meta>
</office:document-meta>
</file>